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869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14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226cm"/>
    </style:style>
    <style:style style:name="co22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47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109"/>
    <style:style style:name="ce221" style:family="table-cell" style:parent-style-name="Default">
      <style:text-properties fo:font-style="normal" style:font-style-asian="normal" style:font-style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45" style:family="table-cell" style:parent-style-name="Default" style:data-style-name="N0"/>
    <style:style style:name="ce246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fo:background-color="#ffff00"/>
    </style:style>
    <style:style style:name="ce250" style:family="table-cell" style:parent-style-name="Default">
      <style:text-properties fo:font-weight="normal" style:font-weight-asian="normal" style:font-weight-complex="normal"/>
    </style:style>
    <style:style style:name="ce25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7" style:family="table-cell" style:parent-style-name="Default">
      <style:table-cell-properties fo:background-color="#ffff00"/>
    </style:style>
    <style:style style:name="ce2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7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72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306" style:family="table-cell" style:parent-style-name="Default">
      <style:text-properties fo:color="#999999" fo:font-style="italic" style:font-style-asian="italic" style:font-style-complex="italic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15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1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 style:data-style-name="N109">
      <style:table-cell-properties style:vertical-align="automatic"/>
    </style:style>
    <style:style style:name="ce32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</style:style>
    <style:style style:name="ce32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4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4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fo:background-color="#99ccff" style:vertical-align="top"/>
    </style:style>
    <style:style style:name="ce35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ffff99"/>
    </style:style>
    <style:style style:name="ce36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2"/>
        <table:table-column table:style-name="co8" table:number-columns-repeated="4" table:default-cell-style-name="ce142"/>
        <table:table-column table:style-name="co5" table:default-cell-style-name="ce142"/>
        <table:table-column table:style-name="co9" table:default-cell-style-name="ce142"/>
        <table:table-column table:style-name="co7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number-columns-repeated="2" table:default-cell-style-name="ce142"/>
        <table:table-column table:style-name="co5" table:default-cell-style-name="ce142"/>
        <table:table-column table:style-name="co14" table:default-cell-style-name="ce142"/>
        <table:table-column table:style-name="co5" table:default-cell-style-name="ce142"/>
        <table:table-column table:style-name="co15" table:default-cell-style-name="ce142"/>
        <table:table-column table:style-name="co16" table:default-cell-style-name="ce142"/>
        <table:table-column table:style-name="co5" table:default-cell-style-name="ce142"/>
        <table:table-column table:style-name="co17" table:default-cell-style-name="ce142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0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6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5"/>
          <table:table-cell table:style-name="ce106" table:number-columns-repeated="37"/>
        </table:table-row>
        <table:table-row table:style-name="ro1">
          <table:table-cell table:number-columns-repeated="2"/>
          <table:table-cell table:style-name="ce123" office:value-type="string" calcext:value-type="string">
            <text:p>Step</text:p>
          </table:table-cell>
          <table:table-cell table:style-name="ce127"/>
          <table:table-cell table:style-name="ce127" office:value-type="string" calcext:value-type="string">
            <text:p>Duration</text:p>
          </table:table-cell>
          <table:table-cell table:style-name="ce135" office:value-type="string" calcext:value-type="string">
            <text:p>of Step</text:p>
          </table:table-cell>
          <table:table-cell table:style-name="ce135" office:value-type="string" calcext:value-type="string">
            <text:p>in Total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6" table:formula="of:=['1. Regression Testing'.$H$3]" office:value-type="time" office:time-value="PT12H00M00S" calcext:value-type="time">
            <text:p>12:00</text:p>
          </table:table-cell>
          <table:table-cell table:style-name="ce136" table:formula="of:=['1. Regression Testing'.$J$3]" office:value-type="time" office:time-value="PT12H00M00S" calcext:value-type="time">
            <text:p>12:0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6" table:formula="of:=['2. Preparation'.$H$3]" office:value-type="time" office:time-value="PT01H40M00S" calcext:value-type="time">
            <text:p>01:40</text:p>
          </table:table-cell>
          <table:table-cell table:style-name="ce136" table:formula="of:=['2. Preparation'.$J$3]" office:value-type="time" office:time-value="PT13H40M00S" calcext:value-type="time">
            <text:p>13:4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6" table:formula="of:=['3. Final Testing'.$H$3]" office:value-type="time" office:time-value="PT01H30M00S" calcext:value-type="time">
            <text:p>01:30</text:p>
          </table:table-cell>
          <table:table-cell table:style-name="ce136" table:formula="of:=['3. Final Testing'.$J$3]" office:value-type="time" office:time-value="PT15H10M00S" calcext:value-type="time">
            <text:p>15:1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6" table:formula="of:=['4. Build'.$H$3]" office:value-type="time" office:time-value="PT00H40M00S" calcext:value-type="time">
            <text:p>00:40</text:p>
          </table:table-cell>
          <table:table-cell table:style-name="ce136" table:formula="of:=['4. Build'.$J$3]" office:value-type="time" office:time-value="PT15H50M00S" calcext:value-type="time">
            <text:p>15:5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6H25M00S" calcext:value-type="time">
            <text:p>16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6H25M00S" calcext:value-type="time">
            <text:p>16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6" table:formula="of:=['7. Upload'.$H$3]" office:value-type="time" office:time-value="PT01H20M00S" calcext:value-type="time">
            <text:p>01:20</text:p>
          </table:table-cell>
          <table:table-cell table:style-name="ce136" table:formula="of:=['7. Upload'.$J$3]" office:value-type="time" office:time-value="PT17H45M00S" calcext:value-type="time">
            <text:p>17:4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6" table:formula="of:=['8. Finalization'.$H$3]" office:value-type="time" office:time-value="PT03H45M00S" calcext:value-type="time">
            <text:p>03:45</text:p>
          </table:table-cell>
          <table:table-cell table:style-name="ce136" table:formula="of:=['8. Finalization'.$J$3]" office:value-type="time" office:time-value="PT21H00M00S" calcext:value-type="time">
            <text:p>21:00</text:p>
          </table:table-cell>
          <table:table-cell table:style-name="ce13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06" office:value-type="string" calcext:value-type="string">
            <text:p>The YAT story:</text:p>
          </table:table-cell>
          <table:table-cell table:style-name="ce106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5"/>
          <table:table-cell table:style-name="ce106" table:number-columns-repeated="37"/>
        </table:table-row>
        <table:table-row table:style-name="ro1">
          <table:table-cell table:style-name="ce107"/>
          <table:table-cell table:style-name="ce119" office:value-type="string" calcext:value-type="string">
            <text:p>Date</text:p>
          </table:table-cell>
          <table:table-cell table:style-name="ce125"/>
          <table:table-cell table:style-name="ce128" office:value-type="string" calcext:value-type="string">
            <text:p>Designation</text:p>
          </table:table-cell>
          <table:table-cell table:style-name="ce119"/>
          <table:table-cell table:style-name="ce127" table:number-columns-repeated="2"/>
          <table:table-cell table:style-name="ce139" office:value-type="string" calcext:value-type="string">
            <text:p>YAT</text:p>
          </table:table-cell>
          <table:table-cell table:style-name="ce139" office:value-type="string" calcext:value-type="string">
            <text:p>MKY</text:p>
          </table:table-cell>
          <table:table-cell table:style-name="ce139" office:value-type="string" calcext:value-type="string">
            <text:p>ALAZ</text:p>
          </table:table-cell>
          <table:table-cell table:style-name="ce139" office:value-type="string" calcext:value-type="string">
            <text:p>NUnit</text:p>
          </table:table-cell>
          <table:table-cell table:style-name="ce139" office:value-type="string" calcext:value-type="string">
            <text:p>netrtf.</text:p>
          </table:table-cell>
          <table:table-cell table:style-name="ce145"/>
          <table:table-cell table:style-name="ce139" office:value-type="string" calcext:value-type="string">
            <text:p>LU.xml</text:p>
          </table:table-cell>
          <table:table-cell table:style-name="ce139" office:value-type="string" calcext:value-type="string">
            <text:p>RU.xml</text:p>
          </table:table-cell>
          <table:table-cell table:style-name="ce139" office:value-type="string" calcext:value-type="string">
            <text:p>.yac</text:p>
          </table:table-cell>
          <table:table-cell table:style-name="ce139" office:value-type="string" calcext:value-type="string">
            <text:p>.yacp</text:p>
          </table:table-cell>
          <table:table-cell table:style-name="ce139" office:value-type="string" calcext:value-type="string">
            <text:p>.yacps</text:p>
          </table:table-cell>
          <table:table-cell table:style-name="ce139" office:value-type="string" calcext:value-type="string">
            <text:p>.yat</text:p>
          </table:table-cell>
          <table:table-cell table:style-name="ce139" office:value-type="string" calcext:value-type="string">
            <text:p>.yaw</text:p>
          </table:table-cell>
          <table:table-cell table:style-name="ce145"/>
          <table:table-cell table:style-name="ce139" office:value-type="string" calcext:value-type="string">
            <text:p>SVN</text:p>
          </table:table-cell>
          <table:table-cell table:style-name="ce145"/>
          <table:table-cell table:style-name="ce32" office:value-type="string" calcext:value-type="string">
            <text:p>.NET</text:p>
          </table:table-cell>
          <table:table-cell table:style-name="ce32" office:value-type="string" calcext:value-type="string">
            <text:p>WinInst</text:p>
          </table:table-cell>
          <table:table-cell table:style-name="ce145"/>
          <table:table-cell table:style-name="ce139" office:value-type="string" calcext:value-type="string">
            <text:p>Remarks</text:p>
          </table:table-cell>
          <table:table-cell table:style-name="ce107" table:number-columns-repeated="37"/>
        </table:table-row>
        <table:table-row table:style-name="ro2">
          <table:table-cell table:style-name="ce107"/>
          <table:table-cell table:style-name="ce120" office:value-type="string" calcext:value-type="string">
            <text:p>2021-0x-xx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40" office:value-type="string" calcext:value-type="string">
            <text:p>2.4.0</text:p>
          </table:table-cell>
          <table:table-cell table:style-name="ce143" office:value-type="string" calcext:value-type="string">
            <text:p>1.0.28</text:p>
          </table:table-cell>
          <table:table-cell table:style-name="ce143" office:value-type="string" calcext:value-type="string">
            <text:p>3.5.24</text:p>
          </table:table-cell>
          <table:table-cell table:style-name="ce143" office:value-type="string" calcext:value-type="string">
            <text:p>1.0.22</text:p>
          </table:table-cell>
          <table:table-cell table:style-name="ce143" office:value-type="string" calcext:value-type="string">
            <text:p>0.9.25</text:p>
          </table:table-cell>
          <table:table-cell table:style-name="ce146"/>
          <table:table-cell table:style-name="ce143" office:value-type="string" calcext:value-type="string">
            <text:p>1.7.0</text:p>
          </table:table-cell>
          <table:table-cell table:style-name="ce140" office:value-type="string" calcext:value-type="string">
            <text:p>1.2.1</text:p>
          </table:table-cell>
          <table:table-cell table:number-columns-repeated="3" table:style-name="ce143" office:value-type="string" calcext:value-type="string">
            <text:p>1.0.2</text:p>
          </table:table-cell>
          <table:table-cell table:style-name="ce140" office:value-type="string" calcext:value-type="string">
            <text:p>1.7.1</text:p>
          </table:table-cell>
          <table:table-cell table:style-name="ce153" office:value-type="string" calcext:value-type="string">
            <text:p>1.2.3</text:p>
          </table:table-cell>
          <table:table-cell table:style-name="ce146"/>
          <table:table-cell table:style-name="ce143" office:value-type="string" calcext:value-type="string">
            <text:p>2600</text:p>
          </table:table-cell>
          <table:table-cell table:style-name="ce148"/>
          <table:table-cell office:value-type="string" calcext:value-type="string">
            <text:p>4.8</text:p>
          </table:table-cell>
          <table:table-cell/>
          <table:table-cell table:style-name="ce148"/>
          <table:table-cell table:style-name="ce140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07" table:number-columns-repeated="37"/>
        </table:table-row>
        <table:table-row table:style-name="ro1">
          <table:table-cell table:style-name="ce107"/>
          <table:table-cell table:style-name="ce121" office:value-type="date" office:date-value="2019-10-04" calcext:value-type="date">
            <text:p>2019-10-0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0" office:value-type="string" calcext:value-type="string">
            <text:p>2.1.0</text:p>
          </table:table-cell>
          <table:table-cell table:style-name="ce140" office:value-type="string" calcext:value-type="string">
            <text:p>1.0.27</text:p>
          </table:table-cell>
          <table:table-cell table:style-name="ce140" office:value-type="string" calcext:value-type="string">
            <text:p>3.5.23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0.9.24</text:p>
          </table:table-cell>
          <table:table-cell table:style-name="ce146"/>
          <table:table-cell table:style-name="ce140" office:value-type="string" calcext:value-type="string">
            <text:p>1.7.0</text:p>
          </table:table-cell>
          <table:table-cell table:style-name="ce140" office:value-type="string" calcext:value-type="string">
            <text:p>1.2.0</text:p>
          </table:table-cell>
          <table:table-cell table:number-columns-repeated="3" table:style-name="ce140" office:value-type="string" calcext:value-type="string">
            <text:p>1.0.2</text:p>
          </table:table-cell>
          <table:table-cell table:style-name="ce140" office:value-type="string" calcext:value-type="string">
            <text:p>1.7.0</text:p>
          </table:table-cell>
          <table:table-cell table:style-name="ce150" office:value-type="string" calcext:value-type="string">
            <text:p>1.2.3</text:p>
          </table:table-cell>
          <table:table-cell table:style-name="ce146"/>
          <table:table-cell table:style-name="ce140" office:value-type="string" calcext:value-type="string">
            <text:p>2553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33" office:value-type="string" calcext:value-type="string">
            <text:p>Last version with overall support for WinXP</text:p>
          </table:table-cell>
          <table:table-cell table:style-name="ce107" table:number-columns-repeated="37"/>
        </table:table-row>
        <table:table-row table:style-name="ro2">
          <table:table-cell table:style-name="ce107"/>
          <table:table-cell table:style-name="ce121" office:value-type="date" office:date-value="2018-04-13" calcext:value-type="date">
            <text:p>2018-04-1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0" office:value-type="string" calcext:value-type="string">
            <text:p>2.0.0</text:p>
          </table:table-cell>
          <table:table-cell table:style-name="ce140" office:value-type="string" calcext:value-type="string">
            <text:p>1.0.25</text:p>
          </table:table-cell>
          <table:table-cell table:style-name="ce140" office:value-type="string" calcext:value-type="string">
            <text:p>3.5.21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0.9.22</text:p>
          </table:table-cell>
          <table:table-cell table:style-name="ce148"/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1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2.3</text:p>
          </table:table-cell>
          <table:table-cell table:style-name="ce148"/>
          <table:table-cell table:style-name="ce140" office:value-type="string" calcext:value-type="string">
            <text:p>1919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37"/>
        </table:table-row>
        <table:table-row table:style-name="ro2">
          <table:table-cell table:style-name="ce107"/>
          <table:table-cell table:style-name="ce121" office:value-type="date" office:date-value="2018-01-12" calcext:value-type="date">
            <text:p>2018-01-12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0" office:value-type="string" calcext:value-type="string">
            <text:p>1.99.90</text:p>
          </table:table-cell>
          <table:table-cell table:style-name="ce140" office:value-type="string" calcext:value-type="string">
            <text:p>1.0.23</text:p>
          </table:table-cell>
          <table:table-cell table:style-name="ce141" office:value-type="string" calcext:value-type="string">
            <text:p>3.5.19</text:p>
          </table:table-cell>
          <table:table-cell table:style-name="ce140" office:value-type="string" calcext:value-type="string">
            <text:p>1.0.18</text:p>
          </table:table-cell>
          <table:table-cell table:style-name="ce141" office:value-type="string" calcext:value-type="string">
            <text:p>0.9.20</text:p>
          </table:table-cell>
          <table:table-cell table:style-name="ce148"/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0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2.2</text:p>
          </table:table-cell>
          <table:table-cell table:style-name="ce148"/>
          <table:table-cell table:style-name="ce140" office:value-type="string" calcext:value-type="string">
            <text:p>1815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37"/>
        </table:table-row>
        <table:table-row table:style-name="ro2">
          <table:table-cell table:style-name="ce107"/>
          <table:table-cell table:style-name="ce121" office:value-type="date" office:date-value="2017-10-15" calcext:value-type="date">
            <text:p>2017-10-1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0" office:value-type="string" calcext:value-type="string">
            <text:p>1.99.80</text:p>
          </table:table-cell>
          <table:table-cell table:style-name="ce141" office:value-type="string" calcext:value-type="string">
            <text:p>1.0.21</text:p>
          </table:table-cell>
          <table:table-cell table:style-name="ce141" office:value-type="string" calcext:value-type="string">
            <text:p>3.5.17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0.9.18</text:p>
          </table:table-cell>
          <table:table-cell table:style-name="ce148"/>
          <table:table-cell table:style-name="ce140" office:value-type="string" calcext:value-type="string">
            <text:p>1.5.2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2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603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37"/>
        </table:table-row>
        <table:table-row table:style-name="ro1">
          <table:table-cell table:style-name="ce107"/>
          <table:table-cell table:style-name="ce121" office:value-type="date" office:date-value="2017-07-04" calcext:value-type="date">
            <text:p>2017-07-0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0" office:value-type="string" calcext:value-type="string">
            <text:p>1.99.70</text:p>
          </table:table-cell>
          <table:table-cell table:style-name="ce141" office:value-type="string" calcext:value-type="string">
            <text:p>1.0.19</text:p>
          </table:table-cell>
          <table:table-cell table:style-name="ce141" office:value-type="string" calcext:value-type="string">
            <text:p>3.5.15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0.9.16</text:p>
          </table:table-cell>
          <table:table-cell table:style-name="ce148"/>
          <table:table-cell table:style-name="ce140" office:value-type="string" calcext:value-type="string">
            <text:p>1.5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1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/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1" office:value-type="date" office:date-value="2016-09-30" calcext:value-type="date">
            <text:p>2016-09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0" office:value-type="string" calcext:value-type="string">
            <text:p>1.99.52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3.5.14</text:p>
          </table:table-cell>
          <table:table-cell table:style-name="ce141" office:value-type="string" calcext:value-type="string">
            <text:p>1.0.14</text:p>
          </table:table-cell>
          <table:table-cell table:style-name="ce141" office:value-type="string" calcext:value-type="string">
            <text:p>0.9.15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1" office:value-type="date" office:date-value="2016-09-17" calcext:value-type="date">
            <text:p>2016-09-1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0" office:value-type="string" calcext:value-type="string">
            <text:p>1.99.51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3.5.13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0.9.14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1" office:value-type="date" office:date-value="2016-09-16" calcext:value-type="date">
            <text:p>2016-09-16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0" office:value-type="string" calcext:value-type="string">
            <text:p>1.99.50</text:p>
          </table:table-cell>
          <table:table-cell table:style-name="ce141" office:value-type="string" calcext:value-type="string">
            <text:p>1.0.15</text:p>
          </table:table-cell>
          <table:table-cell table:style-name="ce141" office:value-type="string" calcext:value-type="string">
            <text:p>3.5.12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0.9.13</text:p>
          </table:table-cell>
          <table:table-cell table:style-name="ce148"/>
          <table:table-cell table:style-name="ce140" office:value-type="string" calcext:value-type="string">
            <text:p>1.5.0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0</text:p>
          </table:table-cell>
          <table:table-cell table:style-name="ce14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1" office:value-type="date" office:date-value="2015-06-13" calcext:value-type="date">
            <text:p>2015-06-1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0" office:value-type="string" calcext:value-type="string">
            <text:p>1.99.34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3.5.11</text:p>
          </table:table-cell>
          <table:table-cell table:style-name="ce141" office:value-type="string" calcext:value-type="string">
            <text:p>1.0.10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4.1</text:p>
          </table:table-cell>
          <table:table-cell table:style-name="ce15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/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1" office:value-type="date" office:date-value="2015-06-07" calcext:value-type="date">
            <text:p>2015-06-0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0" office:value-type="string" calcext:value-type="string">
            <text:p>1.99.33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3.5.10</text:p>
          </table:table-cell>
          <table:table-cell table:style-name="ce141" office:value-type="string" calcext:value-type="string">
            <text:p>1.0.9</text:p>
          </table:table-cell>
          <table:table-cell table:style-name="ce141"/>
          <table:table-cell table:style-name="ce148"/>
          <table:table-cell table:style-name="ce149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4.0</text:p>
          </table:table-cell>
          <table:table-cell table:style-name="ce149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 office:value-type="string" calcext:value-type="string">
            <text:p>No longer testing settings; settings equal 1.99.32.</text:p>
          </table:table-cell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1" office:value-type="date" office:date-value="2015-06-01" calcext:value-type="date">
            <text:p>2015-06-0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0" office:value-type="string" calcext:value-type="string">
            <text:p>1.99.32</text:p>
          </table:table-cell>
          <table:table-cell table:style-name="ce141" office:value-type="string" calcext:value-type="string">
            <text:p>1.0.11</text:p>
          </table:table-cell>
          <table:table-cell table:style-name="ce141" office:value-type="string" calcext:value-type="string">
            <text:p>3.5.9</text:p>
          </table:table-cell>
          <table:table-cell table:style-name="ce141" office:value-type="string" calcext:value-type="string">
            <text:p>1.0.8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0</text:p>
          </table:table-cell>
          <table:table-cell table:style-name="ce140"/>
          <table:table-cell table:number-columns-repeated="3" table:style-name="ce140" office:value-type="string" calcext:value-type="string">
            <text:p>(1.0.2)</text:p>
          </table:table-cell>
          <table:table-cell table:style-name="ce140" office:value-type="string" calcext:value-type="string">
            <text:p>1.4.0</text:p>
          </table:table-cell>
          <table:table-cell table:style-name="ce14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/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1" office:value-type="date" office:date-value="2013-02-02" calcext:value-type="date">
            <text:p>2013-02-02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0" office:value-type="string" calcext:value-type="string">
            <text:p>1.99.30</text:p>
          </table:table-cell>
          <table:table-cell table:style-name="ce141" office:value-type="string" calcext:value-type="string">
            <text:p>1.0.9</text:p>
          </table:table-cell>
          <table:table-cell table:style-name="ce141" office:value-type="string" calcext:value-type="string">
            <text:p>3.5.7</text:p>
          </table:table-cell>
          <table:table-cell table:style-name="ce141" office:value-type="string" calcext:value-type="string">
            <text:p>1.0.6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1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1</text:p>
          </table:table-cell>
          <table:table-cell table:style-name="ce141" office:value-type="string" calcext:value-type="string">
            <text:p>1.1.1</text:p>
          </table:table-cell>
          <table:table-cell table:style-name="ce148"/>
          <table:table-cell table:style-name="ce140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33" office:value-type="string" calcext:value-type="string">
            <text:p>Last version with installer support for WinXP</text:p>
          </table:table-cell>
          <table:table-cell/>
          <table:table-cell table:style-name="ce107" table:number-columns-repeated="36"/>
        </table:table-row>
        <table:table-row table:style-name="ro1">
          <table:table-cell table:style-name="ce107"/>
          <table:table-cell table:style-name="ce122" office:value-type="date" office:date-value="2011-12-05" calcext:value-type="date">
            <text:p>2011-12-0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1" office:value-type="string" calcext:value-type="string">
            <text:p>1.99.28</text:p>
          </table:table-cell>
          <table:table-cell table:style-name="ce141" office:value-type="string" calcext:value-type="string">
            <text:p>1.0.7</text:p>
          </table:table-cell>
          <table:table-cell table:style-name="ce141" office:value-type="string" calcext:value-type="string">
            <text:p>3.5.5</text:p>
          </table:table-cell>
          <table:table-cell table:style-name="ce141" office:value-type="string" calcext:value-type="string">
            <text:p>1.0.4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0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0</text:p>
          </table:table-cell>
          <table:table-cell table:style-name="ce141" office:value-type="string" calcext:value-type="string">
            <text:p>1.1.0</text:p>
          </table:table-cell>
          <table:table-cell table:style-name="ce148"/>
          <table:table-cell table:style-name="ce141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/>
          <table:table-cell table:style-name="ce107" table:number-columns-repeated="36"/>
        </table:table-row>
        <table:table-row table:style-name="ro1">
          <table:table-cell/>
          <table:table-cell table:style-name="ce122" office:value-type="date" office:date-value="2011-04-25" calcext:value-type="date">
            <text:p>2011-04-2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1" office:value-type="string" calcext:value-type="string">
            <text:p>1.99.26</text:p>
          </table:table-cell>
          <table:table-cell table:style-name="ce141" office:value-type="string" calcext:value-type="string">
            <text:p>1.0.5</text:p>
          </table:table-cell>
          <table:table-cell table:style-name="ce141" office:value-type="string" calcext:value-type="string">
            <text:p>3.5.3</text:p>
          </table:table-cell>
          <table:table-cell table:style-name="ce141" office:value-type="string" calcext:value-type="string">
            <text:p>1.0.2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50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 table:number-columns-repeated="37"/>
        </table:table-row>
        <table:table-row table:style-name="ro1">
          <table:table-cell/>
          <table:table-cell table:style-name="ce122" office:value-type="date" office:date-value="2010-11-28" calcext:value-type="date">
            <text:p>2010-11-2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1" office:value-type="string" calcext:value-type="string">
            <text:p>1.99.25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 table:number-columns-repeated="37"/>
        </table:table-row>
        <table:table-row table:style-name="ro1">
          <table:table-cell/>
          <table:table-cell table:style-name="ce122" office:value-type="date" office:date-value="2010-11-11" calcext:value-type="date">
            <text:p>2010-11-1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1" office:value-type="string" calcext:value-type="string">
            <text:p>1.99.24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40" office:value-type="string" calcext:value-type="string">
            <text:p>(1.0.1)</text:p>
          </table:table-cell>
          <table:table-cell table:style-name="ce141" office:value-type="string" calcext:value-type="string">
            <text:p>1.2.8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 table:number-columns-repeated="37"/>
        </table:table-row>
        <table:table-row table:style-name="ro1">
          <table:table-cell/>
          <table:table-cell table:style-name="ce122" office:value-type="date" office:date-value="2009-09-10" calcext:value-type="date">
            <text:p>2009-09-1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1" office:value-type="string" calcext:value-type="string">
            <text:p>1.99.23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4</text:p>
          </table:table-cell>
          <table:table-cell table:style-name="ce141"/>
          <table:table-cell table:number-columns-repeated="3" table:style-name="ce150" office:value-type="string" calcext:value-type="string">
            <text:p>(1.0.0)</text:p>
          </table:table-cell>
          <table:table-cell table:style-name="ce151" office:value-type="string" calcext:value-type="string">
            <text:p>1.2.7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9-09-08" calcext:value-type="date">
            <text:p>2009-09-0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1" office:value-type="string" calcext:value-type="string">
            <text:p>1.99.22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50"/>
          <table:table-cell table:number-columns-repeated="3" table:style-name="ce140" office:value-type="string" calcext:value-type="string">
            <text:p>(1.0.0)</text:p>
          </table:table-cell>
          <table:table-cell table:style-name="ce151" office:value-type="string" calcext:value-type="string">
            <text:p>1.2.6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8-07-18" calcext:value-type="date">
            <text:p>2008-07-1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1" office:value-type="string" calcext:value-type="string">
            <text:p>1.99.20</text:p>
          </table:table-cell>
          <table:table-cell table:style-name="ce141" office:value-type="string" calcext:value-type="string">
            <text:p>1.0.0</text:p>
          </table:table-cell>
          <table:table-cell table:style-name="ce141" office:value-type="string" calcext:value-type="string">
            <text:p>1.2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3</text:p>
          </table:table-cell>
          <table:table-cell table:style-name="ce141" table:number-columns-repeated="4"/>
          <table:table-cell table:style-name="ce151" office:value-type="string" calcext:value-type="string">
            <text:p>1.2.5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8-04-01" calcext:value-type="date">
            <text:p>2008-04-0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1" office:value-type="string" calcext:value-type="string">
            <text:p>1.99.19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4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8-03-17" calcext:value-type="date">
            <text:p>2008-03-1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1" office:value-type="string" calcext:value-type="string">
            <text:p>1.99.18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3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8-02-11" calcext:value-type="date">
            <text:p>2008-02-1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1" office:value-type="string" calcext:value-type="string">
            <text:p>1.99.17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2</text:p>
          </table:table-cell>
          <table:table-cell table:style-name="ce141" table:number-columns-repeated="4"/>
          <table:table-cell table:style-name="ce151" office:value-type="string" calcext:value-type="string">
            <text:p>1.2.2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7-08-30" calcext:value-type="date">
            <text:p>2007-08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1" office:value-type="string" calcext:value-type="string">
            <text:p>1.99.1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1</text:p>
          </table:table-cell>
          <table:table-cell table:style-name="ce141" table:number-columns-repeated="4"/>
          <table:table-cell table:style-name="ce151" office:value-type="string" calcext:value-type="string">
            <text:p>1.2.1</text:p>
          </table:table-cell>
          <table:table-cell table:style-name="ce151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7-04-15" calcext:value-type="date">
            <text:p>2007-04-1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1" office:value-type="string" calcext:value-type="string">
            <text:p>1.99.12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0</text:p>
          </table:table-cell>
          <table:table-cell table:style-name="ce141" table:number-columns-repeated="4"/>
          <table:table-cell table:style-name="ce151" office:value-type="string" calcext:value-type="string">
            <text:p>1.2.0</text:p>
          </table:table-cell>
          <table:table-cell table:number-columns-repeated="2"/>
          <table:table-cell table:style-name="ce141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7-02-25" calcext:value-type="date">
            <text:p>2007-02-2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1" office:value-type="string" calcext:value-type="string">
            <text:p>1.99.8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2</text:p>
          </table:table-cell>
          <table:table-cell table:style-name="ce141" table:number-columns-repeated="4"/>
          <table:table-cell table:style-name="ce151" office:value-type="string" calcext:value-type="string">
            <text:p>1.1.2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7-02-07" calcext:value-type="date">
            <text:p>2007-02-0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1" office:value-type="string" calcext:value-type="string">
            <text:p>1.99.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1</text:p>
          </table:table-cell>
          <table:table-cell table:style-name="ce141" table:number-columns-repeated="4"/>
          <table:table-cell table:style-name="ce151" office:value-type="string" calcext:value-type="string">
            <text:p>1.1.1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7-01-23" calcext:value-type="date">
            <text:p>2007-01-2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1" office:value-type="string" calcext:value-type="string">
            <text:p>1.99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0</text:p>
          </table:table-cell>
          <table:table-cell table:style-name="ce141" table:number-columns-repeated="4"/>
          <table:table-cell table:style-name="ce151" office:value-type="string" calcext:value-type="string">
            <text:p>1.1.0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3-10-31" calcext:value-type="date">
            <text:p>2003-10-3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2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5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3-10-30" calcext:value-type="date">
            <text:p>2003-10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1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1</text:p>
          </table:table-cell>
          <table:table-cell table:style-name="ce141" table:number-columns-repeated="4"/>
          <table:table-cell table:style-name="ce151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22" office:value-type="date" office:date-value="2003-10-14" calcext:value-type="date">
            <text:p>2003-10-1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0</text:p>
          </table:table-cell>
          <table:table-cell table:style-name="ce141" table:number-columns-repeated="4"/>
          <table:table-cell table:style-name="ce151" office:value-type="string" calcext:value-type="string">
            <text:p>1.0.0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29"/>
        <table:table-column table:style-name="co21" table:default-cell-style-name="Default"/>
        <table:table-column table:style-name="co22" table:default-cell-style-name="ce115"/>
        <table:table-column table:style-name="co23" table:default-cell-style-name="Default"/>
        <table:table-column table:style-name="co24" table:default-cell-style-name="Default"/>
        <table:table-column table:style-name="co25" table:default-cell-style-name="ce258"/>
        <table:table-column table:style-name="co25" table:default-cell-style-name="ce275"/>
        <table:table-column table:style-name="co25" table:default-cell-style-name="ce258"/>
        <table:table-column table:style-name="co25" table:default-cell-style-name="ce275"/>
        <table:table-column table:style-name="co18" table:number-columns-repeated="989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35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35"/>
        </table:table-row>
        <table:table-row table:style-name="ro3">
          <table:table-cell table:style-name="ce219" office:value-type="float" office:value="1" calcext:value-type="float">
            <text:p>1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Regression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68" table:formula="of:=[.G3]+SUM([.G4:.G65564])" office:value-type="time" office:time-value="PT12H00M00S" calcext:value-type="time">
            <text:p>12:00:00</text:p>
          </table:table-cell>
          <table:table-cell table:style-name="ce256" table:formula="of:=['0. Overview'.$J$3]" office:value-type="time" office:time-value="PT00H00M00S" calcext:value-type="time">
            <text:p>00:00</text:p>
          </table:table-cell>
          <table:table-cell table:style-name="ce274" table:formula="of:=MAX([.I4:.I65564])" office:value-type="time" office:time-value="PT12H00M00S" calcext:value-type="time">
            <text:p>12:00</text:p>
          </table:table-cell>
          <table:table-cell table:style-name="ce287" table:number-columns-repeated="989"/>
        </table:table-row>
        <table:table-row table:style-name="ro1">
          <table:table-cell table:style-name="ce220"/>
          <table:table-cell table:style-name="ce226"/>
          <table:table-cell table:number-columns-repeated="997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coding style check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4])+[.G5]" office:value-type="time" office:time-value="PT01H00M00S" calcext:value-type="time">
            <text:p>01:00</text:p>
          </table:table-cell>
          <table:table-cell table:style-name="ce276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1.1.1." calcext:value-type="string">
            <text:p>1.1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6"/>
          <table:table-cell table:style-name="ce228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assembly check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10])+[.G11]" office:value-type="time" office:time-value="PT02H00M00S" calcext:value-type="time">
            <text:p>02:00</text:p>
          </table:table-cell>
          <table:table-cell table:style-name="ce285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5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Analysis just take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6"/>
          <table:table-cell table:style-name="ce228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automated tests</text:p>
          </table:table-cell>
          <table:table-cell table:style-name="ce233"/>
          <table:table-cell table:style-name="ce260" office:value-type="time" office:time-value="PT04H00M00S" calcext:value-type="time">
            <text:p>04:00</text:p>
          </table:table-cell>
          <table:table-cell table:style-name="ce276"/>
          <table:table-cell table:style-name="ce260" table:formula="of:=MAX([.I$1:.I36])+[.G37]" office:value-type="time" office:time-value="PT06H00M00S" calcext:value-type="time">
            <text:p>06:00</text:p>
          </table:table-cell>
          <table:table-cell table:style-name="ce285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43" office:value-type="string" calcext:value-type="string">
            <text:p></text:p>
          </table:table-cell>
          <table:table-cell table:style-name="ce221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58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58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57"/>
          <table:table-cell table:style-name="ce69"/>
          <table:table-cell table:style-name="ce77"/>
          <table:table-cell table:number-columns-repeated="991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43" office:value-type="string" calcext:value-type="string">
            <text:p></text:p>
          </table:table-cell>
          <table:table-cell table:style-name="ce245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5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Run takes around <text:span text:style-name="T5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style-name="ce106"/>
          <table:table-cell table:style-name="ce228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manual tests</text:p>
          </table:table-cell>
          <table:table-cell table:style-name="ce233"/>
          <table:table-cell table:style-name="ce260" office:value-type="time" office:time-value="PT06H00M00S" calcext:value-type="time">
            <text:p>06:00</text:p>
          </table:table-cell>
          <table:table-cell table:style-name="ce276"/>
          <table:table-cell table:style-name="ce72" table:formula="of:=MAX([.I$1:.I90])+[.G93]" office:value-type="time" office:time-value="PT12H00M00S" calcext:value-type="time">
            <text:p>12:00:00</text:p>
          </table:table-cell>
          <table:table-cell table:style-name="ce276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Socket (1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59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9" table:default-cell-style-name="Default"/>
        <table:table-column table:style-name="co20" table:default-cell-style-name="ce229"/>
        <table:table-column table:style-name="co21" table:default-cell-style-name="Default"/>
        <table:table-column table:style-name="co22" table:default-cell-style-name="ce115"/>
        <table:table-column table:style-name="co23" table:default-cell-style-name="Default"/>
        <table:table-column table:style-name="co24" table:default-cell-style-name="Default"/>
        <table:table-column table:style-name="co25" table:default-cell-style-name="ce258"/>
        <table:table-column table:style-name="co25" table:default-cell-style-name="ce275"/>
        <table:table-column table:style-name="co25" table:default-cell-style-name="ce258"/>
        <table:table-column table:style-name="co25" table:default-cell-style-name="ce275"/>
        <table:table-column table:style-name="co18" table:number-columns-repeated="1012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58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58"/>
        </table:table-row>
        <table:table-row table:style-name="ro3">
          <table:table-cell table:style-name="ce219" office:value-type="float" office:value="2" calcext:value-type="float">
            <text:p>2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Preparation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69])" office:value-type="time" office:time-value="PT01H40M00S" calcext:value-type="time">
            <text:p>01:40</text:p>
          </table:table-cell>
          <table:table-cell table:style-name="ce256" table:formula="of:=['1. Regression Testing'.$J$3]" office:value-type="time" office:time-value="PT12H00M00S" calcext:value-type="time">
            <text:p>12:00</text:p>
          </table:table-cell>
          <table:table-cell table:style-name="ce274" table:formula="of:=MAX([.I4:.I65577])" office:value-type="time" office:time-value="PT13H40M00S" calcext:value-type="time">
            <text:p>13:40</text:p>
          </table:table-cell>
          <table:table-cell table:style-name="ce287" table:number-columns-repeated="1012"/>
        </table:table-row>
        <table:table-row table:style-name="ro1">
          <table:table-cell table:style-name="ce220"/>
          <table:table-cell table:style-name="ce226"/>
          <table:table-cell table:number-columns-repeated="1020"/>
        </table:table-row>
        <table:table-row table:style-name="ro1">
          <table:table-cell table:style-name="ce288"/>
          <table:table-cell table:style-name="ce29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5"/>
          <table:table-cell table:style-name="ce302"/>
          <table:table-cell table:style-name="ce295" office:value-type="string" calcext:value-type="string">
            <text:p>Set versions</text:p>
          </table:table-cell>
          <table:table-cell table:style-name="ce295"/>
          <table:table-cell table:style-name="ce307" office:value-type="time" office:time-value="PT00H15M00S" calcext:value-type="time">
            <text:p>00:15</text:p>
          </table:table-cell>
          <table:table-cell table:style-name="ce309"/>
          <table:table-cell table:style-name="ce307" table:formula="of:=MAX([.I$1:.I4])+[.G5]" office:value-type="time" office:time-value="PT12H15M00S" calcext:value-type="time">
            <text:p>12:15</text:p>
          </table:table-cell>
          <table:table-cell table:style-name="ce309"/>
          <table:table-cell table:style-name="ce288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6]); &quot;.&quot;)" office:value-type="string" office:string-value="2.1.1." calcext:value-type="string">
            <text:p>2.1.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4">
          <table:table-cell table:style-name="ce290"/>
          <table:table-cell table:style-name="ce293" table:number-columns-repeated="2"/>
          <table:table-cell table:style-name="ce303"/>
          <table:table-cell table:style-name="ce304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8]); &quot;.&quot;)" office:value-type="string" office:string-value="2.1.2." calcext:value-type="string">
            <text:p>2.1.2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MKY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0]); &quot;.&quot;)" office:value-type="string" office:string-value="2.1.3." calcext:value-type="string">
            <text:p>2.1.3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2]); &quot;.&quot;)" office:value-type="string" office:string-value="2.1.4." calcext:value-type="string">
            <text:p>2.1.4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4]); &quot;.&quot;)" office:value-type="string" office:string-value="2.1.5." calcext:value-type="string">
            <text:p>2.1.5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YAT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6]); &quot;.&quot;)" office:value-type="string" office:string-value="2.1.6." calcext:value-type="string">
            <text:p>2.1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8]); &quot;.&quot;)" office:value-type="string" office:string-value="2.1.7." calcext:value-type="string">
            <text:p>2.1.7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20]); &quot;.&quot;)" office:value-type="string" office:string-value="2.1.8." calcext:value-type="string">
            <text:p>2.1.8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22]); &quot;.&quot;)" office:value-type="string" office:string-value="2.1.9." calcext:value-type="string">
            <text:p>2.1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Set installation vers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29])+[.G30]" office:value-type="time" office:time-value="PT12H20M00S" calcext:value-type="time">
            <text:p>12:2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28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date settings defaults and schema in "YAT\!-Settings\!-Current"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36])+[.G37]" office:value-type="time" office:time-value="PT12H50M00S" calcext:value-type="time">
            <text:p>12:50</text:p>
          </table:table-cell>
          <table:table-cell table:style-name="ce285"/>
          <table:table-cell table:number-columns-repeated="1012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number-columns-repeated="2"/>
          <table:table-cell table:style-name="ce229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style-name="ce106"/>
          <table:table-cell table:style-name="ce228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new settings defaults and schema to settings archive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311" table:formula="of:=MAX([.I$1:.I57])+[.G58]" office:value-type="time" office:time-value="PT12H55M00S" calcext:value-type="time">
            <text:p>12:5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grade settings in settings archive "YAT\!-Settings\!-Current"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311" table:formula="of:=MAX([.I$1:.I62])+[.G63]" office:value-type="time" office:time-value="PT13H25M00S" calcext:value-type="time">
            <text:p>13:2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6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6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new settings to settings archive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311" table:formula="of:=MAX([.I$1:.I92])+[.G93]" office:value-type="time" office:time-value="PT13H35M00S" calcext:value-type="time">
            <text:p>13:3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build and commit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311" table:formula="of:=MAX([.I$1:.I97])+[.G98]" office:value-type="time" office:time-value="PT13H40M00S" calcext:value-type="time">
            <text:p>13:40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19" table:default-cell-style-name="Default"/>
        <table:table-column table:style-name="co20" table:default-cell-style-name="ce229"/>
        <table:table-column table:style-name="co21" table:default-cell-style-name="Default"/>
        <table:table-column table:style-name="co22" table:default-cell-style-name="ce115"/>
        <table:table-column table:style-name="co23" table:default-cell-style-name="Default"/>
        <table:table-column table:style-name="co24" table:default-cell-style-name="Default"/>
        <table:table-column table:style-name="co25" table:default-cell-style-name="ce258"/>
        <table:table-column table:style-name="co26" table:default-cell-style-name="ce275"/>
        <table:table-column table:style-name="co25" table:default-cell-style-name="ce258"/>
        <table:table-column table:style-name="co25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3" calcext:value-type="float">
            <text:p>3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Final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88])" office:value-type="time" office:time-value="PT01H30M00S" calcext:value-type="time">
            <text:p>01:30</text:p>
          </table:table-cell>
          <table:table-cell table:style-name="ce256" table:formula="of:=['2. Preparation'.$J$3]" office:value-type="time" office:time-value="PT13H40M00S" calcext:value-type="time">
            <text:p>13:40</text:p>
          </table:table-cell>
          <table:table-cell table:style-name="ce274" table:formula="of:=MAX([.I4:.I65607])" office:value-type="time" office:time-value="PT15H10M00S" calcext:value-type="time">
            <text:p>15:10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/>
          <table:table-cell table:style-name="ce22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coding style check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4])+[.G5]" office:value-type="time" office:time-value="PT13H50M00S" calcext:value-type="time">
            <text:p>13:5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5]; COUNTA([.C6:.C$6]); &quot;.&quot;)" office:value-type="string" office:string-value="3.1.1." calcext:value-type="string">
            <text:p>3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6">Note: Rescan just takes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assembly check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10])+[.G11]" office:value-type="time" office:time-value="PT14H00M00S" calcext:value-type="time">
            <text:p>14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Note: Analysis just </text:span><text:span text:style-name="T16">take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automated test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36])+[.G37]" office:value-type="time" office:time-value="PT15H00M00S" calcext:value-type="time">
            <text:p>1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43" office:value-type="string" calcext:value-type="string">
            <text:p></text:p>
          </table:table-cell>
          <table:table-cell table:style-name="ce250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/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57" office:value-type="string" calcext:value-type="string">
            <text:p>Attention: Time-out calibration (for whatever reason) no longer fits MKY machine =&gt; use MT machine.</text:p>
          </table:table-cell>
          <table:table-cell table:style-name="ce57"/>
          <table:table-cell table:style-name="ce69"/>
          <table:table-cell table:style-name="ce77"/>
          <table:table-cell table:number-columns-repeated="1016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/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4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315"/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315" office:value-type="string" calcext:value-type="string">
            <text:p>In case a test fails, simply try again.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number-columns-repeated="2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office:value-type="string" calcext:value-type="string">
            <text:p><text:span text:style-name="T16">Note: Run takes around </text:span><text:span text:style-name="T14">two hours</text:span><text:span text:style-name="T15">, and there should be no findings anymore.</text:span>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number-columns-repeated="2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106"/>
          <table:table-cell table:style-name="ce228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heck and commit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90])+[.G93]" office:value-type="time" office:time-value="PT15H10M00S" calcext:value-type="time">
            <text:p>15:1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/>
          <table:table-cell table:style-name="ce229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No match whole word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/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156 occurrences totally expected: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1 occurrence expected in ALAZ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Several in ArgsHandler, Configuration, Diagnostics, EnvironmentEx, EventHelper,…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Several more in Usb, Hid, Terminal, Workspace, SendFile, SendText,…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/>
          <table:table-cell table:style-name="ce229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/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11 occurrences totally expected: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4 occurrences expected in EventHelp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<text:span text:style-name="T17">&gt; 7 occurrences expected related to </text:span>SplitContainerHelp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7"/>
          <table:table-cell table:style-name="ce243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324"/>
        <table:table-column table:style-name="co20" table:default-cell-style-name="ce324"/>
        <table:table-column table:style-name="co21" table:default-cell-style-name="ce324"/>
        <table:table-column table:style-name="co22" table:default-cell-style-name="ce324"/>
        <table:table-column table:style-name="co23" table:default-cell-style-name="ce324"/>
        <table:table-column table:style-name="co24" table:default-cell-style-name="ce324"/>
        <table:table-column table:style-name="co25" table:number-columns-repeated="4" table:default-cell-style-name="ce324"/>
        <table:table-column table:style-name="co18" table:number-columns-repeated="54" table:default-cell-style-name="ce324"/>
        <table:table-column table:style-name="co18" table:number-columns-repeated="960" table:default-cell-style-name="Default"/>
        <table:table-row table:style-name="ro1">
          <table:table-cell table:style-name="ce319"/>
          <table:table-cell table:style-name="ce325" table:number-columns-repeated="4"/>
          <table:table-cell table:style-name="ce343" office:value-type="string" calcext:value-type="string">
            <text:p>Duration</text:p>
          </table:table-cell>
          <table:table-cell table:style-name="ce345" office:value-type="string" calcext:value-type="string">
            <text:p>Step</text:p>
          </table:table-cell>
          <table:table-cell table:style-name="ce350"/>
          <table:table-cell table:style-name="ce345" office:value-type="string" calcext:value-type="string">
            <text:p>Total</text:p>
          </table:table-cell>
          <table:table-cell table:style-name="ce350"/>
          <table:table-cell table:style-name="ce325" table:number-columns-repeated="54"/>
          <table:table-cell table:number-columns-repeated="960"/>
        </table:table-row>
        <table:table-row table:style-name="ro1">
          <table:table-cell table:style-name="ce320"/>
          <table:table-cell table:style-name="ce326" table:number-columns-repeated="4"/>
          <table:table-cell table:style-name="ce344"/>
          <table:table-cell table:style-name="ce346"/>
          <table:table-cell table:style-name="ce351"/>
          <table:table-cell table:style-name="ce346"/>
          <table:table-cell table:style-name="ce351"/>
          <table:table-cell table:style-name="ce326" table:number-columns-repeated="54"/>
          <table:table-cell table:number-columns-repeated="960"/>
        </table:table-row>
        <table:table-row table:style-name="ro3">
          <table:table-cell table:style-name="ce321" office:value-type="float" office:value="4" calcext:value-type="float">
            <text:p>4.</text:p>
          </table:table-cell>
          <table:table-cell table:style-name="ce327"/>
          <table:table-cell table:style-name="ce331"/>
          <table:table-cell table:style-name="ce333"/>
          <table:table-cell table:style-name="ce327" office:value-type="string" calcext:value-type="string">
            <text:p>Build</text:p>
          </table:table-cell>
          <table:table-cell table:style-name="ce331"/>
          <table:table-cell table:style-name="ce347" office:value-type="time" office:time-value="PT00H00M00S" calcext:value-type="time">
            <text:p>00:00</text:p>
          </table:table-cell>
          <table:table-cell table:style-name="ce352" table:formula="of:=[.G3]+SUM([.G4:.G65518])" office:value-type="time" office:time-value="PT00H40M00S" calcext:value-type="time">
            <text:p>00:40</text:p>
          </table:table-cell>
          <table:table-cell table:style-name="ce347" table:formula="of:=['3. Final Testing'.$J$3]" office:value-type="time" office:time-value="PT15H10M00S" calcext:value-type="time">
            <text:p>15:10</text:p>
          </table:table-cell>
          <table:table-cell table:style-name="ce352" table:formula="of:=MAX([.I4:.I65518])" office:value-type="time" office:time-value="PT15H50M00S" calcext:value-type="time">
            <text:p>15:50</text:p>
          </table:table-cell>
          <table:table-cell table:style-name="ce356" table:number-columns-repeated="1014"/>
        </table:table-row>
        <table:table-row table:style-name="ro1">
          <table:table-cell table:style-name="ce322"/>
          <table:table-cell table:style-name="ce328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Finalize release notes</text:p>
          </table:table-cell>
          <table:table-cell table:style-name="ce332"/>
          <table:table-cell table:style-name="ce349" office:value-type="time" office:time-value="PT00H10M00S" calcext:value-type="time">
            <text:p>00:10</text:p>
          </table:table-cell>
          <table:table-cell table:style-name="ce354"/>
          <table:table-cell table:style-name="ce349" table:formula="of:=MAX([.I$1:.I4])+[.G5]" office:value-type="time" office:time-value="PT15H20M00S" calcext:value-type="time">
            <text:p>15:20</text:p>
          </table:table-cell>
          <table:table-cell table:style-name="ce354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5]; COUNTA([.C$6:.C6]); &quot;.&quot;)" office:value-type="string" office:string-value="4.1.1." calcext:value-type="string">
            <text:p>4.1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7]); &quot;.&quot;)" office:value-type="string" office:string-value="4.1.2." calcext:value-type="string">
            <text:p>4.1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8]); &quot;.&quot;)" office:value-type="string" office:string-value="4.1.3." calcext:value-type="string">
            <text:p>4.1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9]); &quot;.&quot;)" office:value-type="string" office:string-value="4.1.4." calcext:value-type="string">
            <text:p>4.1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10]); &quot;.&quot;)" office:value-type="string" office:string-value="4.1.5." calcext:value-type="string">
            <text:p>4.1.5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Prepare package directory</text:p>
          </table:table-cell>
          <table:table-cell table:style-name="ce332"/>
          <table:table-cell table:style-name="ce349" office:value-type="time" office:time-value="PT00H10M00S" calcext:value-type="time">
            <text:p>00:10</text:p>
          </table:table-cell>
          <table:table-cell table:style-name="ce354"/>
          <table:table-cell table:style-name="ce349" table:formula="of:=MAX([.I$1:.I12])+[.G13]" office:value-type="time" office:time-value="PT15H30M00S" calcext:value-type="time">
            <text:p>15:30</text:p>
          </table:table-cell>
          <table:table-cell table:style-name="ce355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style-name="ce342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Build packages</text:p>
          </table:table-cell>
          <table:table-cell table:style-name="ce332"/>
          <table:table-cell table:style-name="ce349" office:value-type="time" office:time-value="PT00H20M00S" calcext:value-type="time">
            <text:p>00:20</text:p>
          </table:table-cell>
          <table:table-cell table:style-name="ce354"/>
          <table:table-cell table:style-name="ce349" table:formula="of:=MAX([.I$1:.I22])+[.G23]" office:value-type="time" office:time-value="PT15H50M00S" calcext:value-type="time">
            <text:p>15:50</text:p>
          </table:table-cell>
          <table:table-cell table:style-name="ce355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Optimize for speed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Optimize for siz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5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5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 table:number-rows-repeated="65505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9" table:default-cell-style-name="Default"/>
        <table:table-column table:style-name="co20" table:default-cell-style-name="ce229"/>
        <table:table-column table:style-name="co21" table:default-cell-style-name="Default"/>
        <table:table-column table:style-name="co22" table:default-cell-style-name="ce115"/>
        <table:table-column table:style-name="co23" table:default-cell-style-name="Default"/>
        <table:table-column table:style-name="co24" table:default-cell-style-name="Default"/>
        <table:table-column table:style-name="co25" table:default-cell-style-name="ce258"/>
        <table:table-column table:style-name="co25" table:default-cell-style-name="ce275"/>
        <table:table-column table:style-name="co25" table:default-cell-style-name="ce258"/>
        <table:table-column table:style-name="co25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5" calcext:value-type="float">
            <text:p>5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Installation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02])" office:value-type="time" office:time-value="PT00H40M00S" calcext:value-type="time">
            <text:p>00:40</text:p>
          </table:table-cell>
          <table:table-cell table:style-name="ce256" table:formula="of:=['4. Build'.$J$3]" office:value-type="time" office:time-value="PT15H50M00S" calcext:value-type="time">
            <text:p>15:50</text:p>
          </table:table-cell>
          <table:table-cell table:style-name="ce274" table:formula="of:=MAX([.I4:.I65502])" office:value-type="time" office:time-value="PT16H25M00S" calcext:value-type="time">
            <text:p>16:2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reparat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4])+[.G5]" office:value-type="time" office:time-value="PT15H55M00S" calcext:value-type="time">
            <text:p>15:5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5.1.1." calcext:value-type="string">
            <text:p>5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8]); &quot;.&quot;)" office:value-type="string" office:string-value="5.1.2." calcext:value-type="string">
            <text:p>5.1.2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0]); &quot;.&quot;)" office:value-type="string" office:string-value="5.1.3." calcext:value-type="string">
            <text:p>5.1.3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1]); &quot;.&quot;)" office:value-type="string" office:string-value="5.1.4." calcext:value-type="string">
            <text:p>5.1.4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2]); &quot;.&quot;)" office:value-type="string" office:string-value="5.1.5." calcext:value-type="string">
            <text:p>5.1.5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Installat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12])+[.G14]" office:value-type="time" office:time-value="PT16H00M00S" calcext:value-type="time">
            <text:p>16:0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manual after-installation tests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12])+[.G17]" office:value-type="time" office:time-value="PT16H25M00S" calcext:value-type="time">
            <text:p>16:2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9" table:default-cell-style-name="Default"/>
        <table:table-column table:style-name="co20" table:default-cell-style-name="ce229"/>
        <table:table-column table:style-name="co21" table:default-cell-style-name="Default"/>
        <table:table-column table:style-name="co22" table:default-cell-style-name="ce115"/>
        <table:table-column table:style-name="co23" table:default-cell-style-name="Default"/>
        <table:table-column table:style-name="co24" table:default-cell-style-name="Default"/>
        <table:table-column table:style-name="co25" table:default-cell-style-name="ce258"/>
        <table:table-column table:style-name="co25" table:default-cell-style-name="ce275"/>
        <table:table-column table:style-name="co25" table:default-cell-style-name="ce258"/>
        <table:table-column table:style-name="co25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6" calcext:value-type="float">
            <text:p>6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Packag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22])" office:value-type="time" office:time-value="PT00H30M00S" calcext:value-type="time">
            <text:p>00:30</text:p>
          </table:table-cell>
          <table:table-cell table:style-name="ce256" table:formula="of:=['5. Installation Testing'.$J$3]" office:value-type="time" office:time-value="PT16H25M00S" calcext:value-type="time">
            <text:p>16:25</text:p>
          </table:table-cell>
          <table:table-cell table:style-name="ce274" table:formula="of:=MAX([.I4:.I65522])" office:value-type="time" office:time-value="PT16H55M00S" calcext:value-type="time">
            <text:p>16:5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ommit and tag YAT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4])+[.G5]" office:value-type="time" office:time-value="PT16H40M00S" calcext:value-type="time">
            <text:p>16:4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6.1.1." calcext:value-type="string">
            <text:p>6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7]); &quot;.&quot;)" office:value-type="string" office:string-value="6.1.2." calcext:value-type="string">
            <text:p>6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6]); &quot;.&quot;)" office:value-type="string" office:string-value="6.1.3." calcext:value-type="string">
            <text:p>6.1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ack YAT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15])+[.G18]" office:value-type="time" office:time-value="PT16H55M00S" calcext:value-type="time">
            <text:p>16:5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5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9" table:default-cell-style-name="Default"/>
        <table:table-column table:style-name="co20" table:default-cell-style-name="ce229"/>
        <table:table-column table:style-name="co21" table:default-cell-style-name="Default"/>
        <table:table-column table:style-name="co22" table:default-cell-style-name="ce115"/>
        <table:table-column table:style-name="co23" table:default-cell-style-name="Default"/>
        <table:table-column table:style-name="co24" table:default-cell-style-name="Default"/>
        <table:table-column table:style-name="co25" table:default-cell-style-name="ce258"/>
        <table:table-column table:style-name="co25" table:default-cell-style-name="ce275"/>
        <table:table-column table:style-name="co25" table:default-cell-style-name="ce258"/>
        <table:table-column table:style-name="co25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7" calcext:value-type="float">
            <text:p>7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Upload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33])" office:value-type="time" office:time-value="PT01H20M00S" calcext:value-type="time">
            <text:p>01:20</text:p>
          </table:table-cell>
          <table:table-cell table:style-name="ce256" table:formula="of:=['5. Installation Testing'.$J$3]" office:value-type="time" office:time-value="PT16H25M00S" calcext:value-type="time">
            <text:p>16:25</text:p>
          </table:table-cell>
          <table:table-cell table:style-name="ce274" table:formula="of:=MAX([.I4:.I65533])" office:value-type="time" office:time-value="PT17H45M00S" calcext:value-type="time">
            <text:p>17:4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date statistics</text:p>
          </table:table-cell>
          <table:table-cell table:style-name="ce233"/>
          <table:table-cell table:style-name="ce260" office:value-type="time" office:time-value="PT00H20M00S" calcext:value-type="time">
            <text:p>00:20</text:p>
          </table:table-cell>
          <table:table-cell table:style-name="ce276"/>
          <table:table-cell table:style-name="ce260" table:formula="of:=MAX([.I$1:.I4])+[.G5]" office:value-type="time" office:time-value="PT16H45M00S" calcext:value-type="time">
            <text:p>16:4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7.1.1." calcext:value-type="string">
            <text:p>7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repare upload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7])+[.G8]" office:value-type="time" office:time-value="PT16H55M00S" calcext:value-type="time">
            <text:p>16:5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8]; COUNTA([.C$9:.C9]); &quot;.&quot;)" office:value-type="string" office:string-value="7.2.1." calcext:value-type="string">
            <text:p>7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5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1]); &quot;.&quot;)" office:value-type="string" office:string-value="7.2.2." calcext:value-type="string">
            <text:p>7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2]); &quot;.&quot;)" office:value-type="string" office:string-value="7.2.3." calcext:value-type="string">
            <text:p>7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3]); &quot;.&quot;)" office:value-type="string" office:string-value="7.2.4." calcext:value-type="string">
            <text:p>7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6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24]); &quot;.&quot;)" office:value-type="string" office:string-value="7.2.5." calcext:value-type="string">
            <text:p>7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release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25])+[.G26]" office:value-type="time" office:time-value="PT17H25M00S" calcext:value-type="time">
            <text:p>17:2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6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heck release and release note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38])+[.G39]" office:value-type="time" office:time-value="PT17H35M00S" calcext:value-type="time">
            <text:p>17:3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Feature request and bug tracker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52])+[.G53]" office:value-type="time" office:time-value="PT17H45M00S" calcext:value-type="time">
            <text:p>17:45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9" table:default-cell-style-name="Default"/>
        <table:table-column table:style-name="co20" table:default-cell-style-name="ce229"/>
        <table:table-column table:style-name="co21" table:default-cell-style-name="Default"/>
        <table:table-column table:style-name="co22" table:default-cell-style-name="ce115"/>
        <table:table-column table:style-name="co23" table:default-cell-style-name="Default"/>
        <table:table-column table:style-name="co24" table:default-cell-style-name="Default"/>
        <table:table-column table:style-name="co25" table:default-cell-style-name="ce258"/>
        <table:table-column table:style-name="co25" table:default-cell-style-name="ce275"/>
        <table:table-column table:style-name="co25" table:default-cell-style-name="ce258"/>
        <table:table-column table:style-name="co25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8" calcext:value-type="float">
            <text:p>8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Finalization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301" table:formula="of:=[.G3]+SUM([.G4:.G65548])" office:value-type="time" office:time-value="PT03H45M00S" calcext:value-type="time">
            <text:p>03:45:00</text:p>
          </table:table-cell>
          <table:table-cell table:style-name="ce256" table:formula="of:=['7. Upload'.$J$3]" office:value-type="time" office:time-value="PT17H45M00S" calcext:value-type="time">
            <text:p>17:45</text:p>
          </table:table-cell>
          <table:table-cell table:style-name="ce274" table:formula="of:=MAX([.I4:.I65548])" office:value-type="time" office:time-value="PT21H00M00S" calcext:value-type="time">
            <text:p>21:00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Send email to the YAT mailing list (Attention: Mail delay up to 60 min !!!)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4])+[.G5]" office:value-type="time" office:time-value="PT18H15M00S" calcext:value-type="time">
            <text:p>18:1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8.1.1." calcext:value-type="string">
            <text:p>8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7]); &quot;.&quot;)" office:value-type="string" office:string-value="8.1.2." calcext:value-type="string">
            <text:p>8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9]); &quot;.&quot;)" office:value-type="string" office:string-value="8.1.3." calcext:value-type="string">
            <text:p>8.1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0]); &quot;.&quot;)" office:value-type="string" office:string-value="8.1.4." calcext:value-type="string">
            <text:p>8.1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1]); &quot;.&quot;)" office:value-type="string" office:string-value="8.1.5." calcext:value-type="string">
            <text:p>8.1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2]); &quot;.&quot;)" office:value-type="string" office:string-value="8.1.6." calcext:value-type="string">
            <text:p>8.1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4]); &quot;.&quot;)" office:value-type="string" office:string-value="8.1.7." calcext:value-type="string">
            <text:p>8.1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6]); &quot;.&quot;)" office:value-type="string" office:string-value="8.1.8." calcext:value-type="string">
            <text:p>8.1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7]); &quot;.&quot;)" office:value-type="string" office:string-value="8.1.9." calcext:value-type="string">
            <text:p>8.1.9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<text:span text:style-name="T19">Submit news</text:span>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21])+[.G22]" office:value-type="time" office:time-value="PT18H30M00S" calcext:value-type="time">
            <text:p>18:3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leanup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28])+[.G29]" office:value-type="time" office:time-value="PT18H45M00S" calcext:value-type="time">
            <text:p>18:4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grade tool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311" table:formula="of:=MAX([.I$1:.I28])+[.G38]" office:value-type="time" office:time-value="PT19H30M00S" calcext:value-type="time">
            <text:p>19:30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create and verify working copy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36])+[.G44]" office:value-type="time" office:time-value="PT19H00M00S" calcext:value-type="time">
            <text:p>19:00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30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30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rchive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59])+[.G60]" office:value-type="time" office:time-value="PT19H45M00S" calcext:value-type="time">
            <text:p>19:4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/>
          <table:table-cell table:style-name="ce22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Backup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311" table:formula="of:=MAX([.I$1:.I62])+[.G68]" office:value-type="time" office:time-value="PT20H45M00S" calcext:value-type="time">
            <text:p>20:45:00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33"/>
          <table:table-cell table:style-name="ce242"/>
          <table:table-cell table:style-name="ce295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73])+[.G74]" office:value-type="time" office:time-value="PT21H00M00S" calcext:value-type="time">
            <text:p>21:00:00</text:p>
          </table:table-cell>
          <table:table-cell table:style-name="ce285"/>
          <table:table-cell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29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4:58:17.67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3DT21H48M20S</meta:editing-duration>
    <meta:editing-cycles>496</meta:editing-cycles>
    <meta:generator>LibreOffice/6.4.3.2$Windows_X86_64 LibreOffice_project/747b5d0ebf89f41c860ec2a39efd7cb15b54f2d8</meta:generator>
    <meta:initial-creator>Matthias Kläy</meta:initial-creator>
    <dc:date>2021-01-14T18:13:10.872000000</dc:date>
    <meta:print-date>2020-09-07T21:30:33.104000000</meta:print-date>
    <meta:document-statistic meta:table-count="9" meta:cell-count="1502" meta:object-count="0"/>
  </office:meta>
</office:document-meta>
</file>